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12084a" officeooo:paragraph-rsid="0012084a"/>
    </style:style>
    <style:style style:name="P2" style:family="paragraph" style:parent-style-name="Preformatted_20_Text">
      <style:text-properties fo:font-size="15pt" officeooo:rsid="0012084a" officeooo:paragraph-rsid="0012084a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12084a" officeooo:paragraph-rsid="0012084a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807 美國面對Islam國的兩難</text:p>
        <text:p text:style-name="P2"/>
        <text:p text:style-name="P2">美國面對Islam國的兩難</text:p>
        <text:p text:style-name="P2">Bí-kok bīn-tuì Islam kok ê lióng-lân</text:p>
        <text:p text:style-name="P2"/>
        <text:p text:style-name="P2">過激派的組織Islam國（IS）繼續擴張，</text:p>
        <text:p text:style-name="P2">Kuè-kik-phài ê tsoo-tsit Islam kok (IS) kè-sio̍k khok-tiong, </text:p>
        <text:p text:style-name="P2"/>
        <text:p text:style-name="P2">5月中占領Iraq重要城市Ramadi，</text:p>
        <text:p text:style-name="P2">5 gue̍h tiong tsiàm-niá Iraq tiōng-iàu siânn-tshī Ramadi, </text:p>
        <text:p text:style-name="P2"/>
        <text:p text:style-name="P2">離首都Baghdad賰無100公里。</text:p>
        <text:p text:style-name="P2">lī siú-too Baghdad tshun bô 100 kong-lí. </text:p>
        <text:p text:style-name="P2"/>
        <text:p text:style-name="P2">美國愛按怎做？</text:p>
        <text:p text:style-name="P2">Bí-kok ài án-tsuánn tsò? </text:p>
        <text:p text:style-name="P2"/>
        <text:p text:style-name="P2">敢著派地面部隊？</text:p>
        <text:p text:style-name="P2">Kám tio̍h phài tē-bīn pōo-tuī? </text:p>
        <text:p text:style-name="P2"/>
        <text:p text:style-name="P2">真濟人主張莫，</text:p>
        <text:p text:style-name="P2">Tsin tsē lâng tsú-tiunn mài, </text:p>
        <text:p text:style-name="P2"/>
        <text:p text:style-name="P2">認為美國派軍顛倒會壯大IS，</text:p>
        <text:p text:style-name="P2">jīn-uî Bí-kok phài kun tian-tò ē tsòng-tāi IS,</text:p>
        <text:p text:style-name="P2"/>
        <text:p text:style-name="P2">有害美國本身的安全。</text:p>
        <text:p text:style-name="P2"><text:s/>iú-hāi Bí-kok pún-sin ê an-tsuân. </text:p>
        <text:p text:style-name="P2">應該予中東在地的國家去戰。</text:p>
        <text:p text:style-name="P2">Ing-kai hōo Tiong-tang tsāi-tē ê kok-ka khì tsiàn.</text:p>
        <text:p text:style-name="P2"/>
        <text:p text:style-name="P2">《外交政策》雜誌網站一篇由兩位學者Gordon Adams佮Richard Sokolsky寫的文章，</text:p>
        <text:p text:style-name="P2">“Guā-kau tsìng-tshik” tsa̍p-tsì bāng-tsām tsi̍t phinn iû nn̄g uī ha̍k-tsiá Gordon Adams kah Ritsard Sokolsky siá ê bûn-tsiong, </text:p>
        <text:p text:style-name="P2"/>
        <text:p text:style-name="P2">就是這个看法。</text:p>
        <text:p text:style-name="P2">tō sī tsit ê khuànn-huat. </text:p>
        <text:p text:style-name="P2"/>
        <text:p text:style-name="P2">In講，</text:p>
        <text:p text:style-name="P2">In kóng, </text:p>
        <text:p text:style-name="P2"/>
        <text:p text:style-name="P2">IS佮al Qaeda無仝，</text:p>
        <text:p text:style-name="P2">IS kah al Qaeda bô-kāng, </text:p>
        <text:p text:style-name="P2"/>
        <text:p text:style-name="P2">前者的目標是建立區域性的caliphate，</text:p>
        <text:p text:style-name="P2">tsîng-tsiá ê bo̍k-piau sī kiàn-li̍p khu-hi̍k-sìng ê caliphate, </text:p>
        <text:p text:style-name="P2"/>
        <text:p text:style-name="P2">毋是佇全球發動恐怖攻擊；</text:p>
        <text:p text:style-name="P2">m̄ sī tī tsuân-kiû huat-tōng khióng-pòo kong-kik, </text:p>
        <text:p text:style-name="P2"/>
        <text:p text:style-name="P2">伊主要是威脅著周圍的中東國家，</text:p>
        <text:p text:style-name="P2">i tsú-iàu sī ui-hia̍p-tio̍h tsiu-uî ê Tiong-tang kok-ka, </text:p>
        <text:p text:style-name="P2"/>
        <text:p text:style-name="P2">毋是美國的國土。</text:p>
        <text:p text:style-name="P2">m̄ sī Bí-kok ê kok-thóo.</text:p>
        <text:p text:style-name="P2"><text:soft-page-break/></text:p>
        <text:p text:style-name="P2"/>
        <text:p text:style-name="P2">而且，</text:p>
        <text:p text:style-name="P2">Jî-tshiánn, </text:p>
        <text:p text:style-name="P2"/>
        <text:p text:style-name="P2">遮的中東國家，</text:p>
        <text:p text:style-name="P2">tsia-ê Tiong-tang kok-ka, </text:p>
        <text:p text:style-name="P2"/>
        <text:p text:style-name="P2">包括一寡美國的盟友，</text:p>
        <text:p text:style-name="P2">pau-kuat tsi̍t-kuá Bí-kok ê bîng-iú, </text:p>
        <text:p text:style-name="P2"/>
        <text:p text:style-name="P2">本身有嚴重的問題，</text:p>
        <text:p text:style-name="P2">pún-sin ū giâm-tiōng ê būn-tê, </text:p>
        <text:p text:style-name="P2"/>
        <text:p text:style-name="P2">比如治理太䆀、貪腐、民族佮教派的衝突，</text:p>
        <text:p text:style-name="P2">pí-jû tī-lí thài bái, tham-hú, bîn-tso̍k kah kàu-phài ê tshiong-tu̍t, </text:p>
        <text:p text:style-name="P2"/>
        <text:p text:style-name="P2">才助長IS的興起。</text:p>
        <text:p text:style-name="P2">tsiah tsōo-tióng IS ê hing-khí. </text:p>
        <text:p text:style-name="P2"/>
        <text:p text:style-name="P2">In家己著負起對抗IS的主要責任，</text:p>
        <text:p text:style-name="P2">In ka-kī tio̍h hū-khí tuì-khòng IS ê tsú-iàu tsik-jīm, </text:p>
        <text:p text:style-name="P2"/>
        <text:p text:style-name="P2">毋是放予爛，</text:p>
        <text:p text:style-name="P2">m̄ sī pàng hōo nuā, </text:p>
        <text:p text:style-name="P2"/>
        <text:p text:style-name="P2">才欲靠美國來救。</text:p>
        <text:p text:style-name="P2">tsiah beh khò Bí-kok lâi kiù. </text:p>
        <text:p text:style-name="P2"/>
        <text:p text:style-name="P2"/>
        <text:p text:style-name="P2"/>
        <text:p text:style-name="P2"/>
        <text:p text:style-name="P2">作者認為，</text:p>
        <text:p text:style-name="P2">Tsok-tsiá jīn-uî, </text:p>
        <text:p text:style-name="P2"/>
        <text:p text:style-name="P2">美國若是派大軍去佮IS直接作戰，</text:p>
        <text:p text:style-name="P2">Bí-kok nā-sī phài tuā-kun khì kah IS ti̍t-tsiap tsok-tsiàn, </text:p>
        <text:p text:style-name="P2"/>
        <text:p text:style-name="P2">會反倒轉實現IS的宣傳，</text:p>
        <text:p text:style-name="P2">ē huán-tò-tńg si̍t-hiān IS ê suan-thuân, </text:p>
        <text:p text:style-name="P2"/>
        <text:p text:style-name="P2">講這是一場Muslim對抗美國十字軍的聖戰，</text:p>
        <text:p text:style-name="P2">kóng tse sī tsi̍t tiûnn Muslim tuì-khòng Bí-kok si̍p-jī-kun ê sìng-tsiàn, </text:p>
        <text:p text:style-name="P2"/>
        <text:p text:style-name="P2">刺激愈濟Muslim對世界各地來加入IS，</text:p>
        <text:p text:style-name="P2">tshì-kik jú tsē Muslim tuì sè-kài kok-tē lâi ka-ji̍p IS, </text:p>
        <text:p text:style-name="P2"/>
        <text:p text:style-name="P2">並且致使美國的軍人、每一間大使館，</text:p>
        <text:p text:style-name="P2">pīng-tshiánn tì-sú Bí-kok ê kun-jîn, muí tsi̍t king tāi-sài-kuán, </text:p>
        <text:p text:style-name="P2"/>
        <text:p text:style-name="P2">甚至本土的國民攏成為攻擊的目標。</text:p>
        <text:p text:style-name="P2">sīm-tsì pún-thóo ê kok-bîn lóng sîng-uî kong-kik ê bo̍k-piau.</text:p>
        <text:p text:style-name="P2"/>
        <text:p text:style-name="P2"/>
        <text:p text:style-name="P2"/>
        <text:p text:style-name="P2"/>
        <text:p text:style-name="P2"/>
        <text:p text:style-name="P3">In毋是講美國攏莫插代誌，</text:p>
        <text:p text:style-name="P2">In m̄ sī kóng Bí-kok lóng mài tshap tāi-tsì, </text:p>
        <text:p text:style-name="P2"/>
        <text:p text:style-name="P2">毋過美國的支援應該愛附較嚴格的條件，</text:p>
        <text:p text:style-name="P2">m̄-koh Bí-kok ê tsi-uān ing-kai ài hù khah giâm-keh ê tiâu-kiānn, </text:p>
        <text:p text:style-name="P2"/>
        <text:p text:style-name="P2">要求遮的中東國家進行改革，</text:p>
        <text:p text:style-name="P2">iau-kiû tsia-ê Tiong-tang kok-ka tsìn-hîng kái-kik,</text:p>
        <text:p text:style-name="P2"/>
        <text:p text:style-name="P2">降低極端主義的吸引力。</text:p>
        <text:p text:style-name="P2">kàng-kē ki̍k-tuan tsú-gī ê khip-ín-li̍k.</text:p>
        <text:p text:style-name="P2"/>
        <text:p text:style-name="P2"/>
        <text:p text:style-name="P2"/>
        <text:p text:style-name="P2"/>
        <text:p text:style-name="P2">事實上，</text:p>
        <text:p text:style-name="P2">Sū-si̍t siōng, </text:p>
        <text:p text:style-name="P2"/>
        <text:p text:style-name="P2">Obama政府一向採取這種所謂「對後壁領導」、避免家己去戰的策略，</text:p>
        <text:p text:style-name="P2">Obama tsìng-hú it-hiòng tshái-tshú tsit tsióng sóo-uī “uì āu-piah líng-tō”, pī-bián ka-kī khì tsiàn ê tshik-lio̍k, </text:p>
        <text:p text:style-name="P2"/>
        <text:p text:style-name="P2">也受著真濟批評。</text:p>
        <text:p text:style-name="P2">iā siū-tio̍h tsin tsē phue-phîng. <text:s/></text:p>
        <text:p text:style-name="P2"/>
        <text:p text:style-name="P2"/>
        <text:p text:style-name="P2"/>
        <text:p text:style-name="P2"/>
        <text:p text:style-name="P2"/>
        <text:p text:style-name="P2">進前幾工，</text:p>
        <text:p text:style-name="P2">Tsìn-tsîng kuí kang, </text:p>
        <text:p text:style-name="P2"/>
        <text:p text:style-name="P2">《外交政策》的社長David Rothkopf拄好嘛寫文章指出這種做法有真濟風險，</text:p>
        <text:p text:style-name="P2">“Guā-kau tsìng-tshik” ê siā-tiúnn David Rothkopf tú-hó mā siá bûn-tsiong tsí-tshut tsit tsióng tsò-huat ū tsin tsē hong-hiám, </text:p>
        <text:p text:style-name="P2"/>
        <text:p text:style-name="P2">包括無法度影響事態的結果，</text:p>
        <text:p text:style-name="P2">pau-kuat bô-huat-tōo íng-hióng sū-thài ê kiat-kó, </text:p>
        <text:p text:style-name="P2"/>
        <text:p text:style-name="P2">來確保美國的利益，</text:p>
        <text:p text:style-name="P2">lâi khak-pó Bí-kok ê lī-ik, </text:p>
        <text:p text:style-name="P2"/>
        <text:p text:style-name="P2">甚至是最後也免不了著替別人拭尻川。</text:p>
        <text:p text:style-name="P2">sīm-tsì sī tsuè-āu iā bián-put-liáu tio̍h thè pa̍t-lâng tshit-kha-tshng.</text:p>
        <text:p text:style-name="P2"/>
        <text:p text:style-name="P2"/>
        <text:p text:style-name="P2"/>
        <text:p text:style-name="P2"/>
        <text:p text:style-name="P2"/>
        <text:p text:style-name="P3">比論講，</text:p>
        <text:p text:style-name="P2">Pí-lūn kóng, </text:p>
        <text:p text:style-name="P2"/>
        <text:p text:style-name="P2">Iraq萬一到時陣變成IS佮Shiite派的Iran瓜分的狀況，</text:p>
        <text:p text:style-name="P2">Iraq bān-it kàu sî-tsūn piàn-sîng IS kah Shiite phài ê Iran kua-hun ê tsōng-hóng, </text:p>
        <text:p text:style-name="P2"/>
        <text:p text:style-name="P2">對美國的盟友佮長期利益攏會更加危險。</text:p>
        <text:p text:style-name="P2">tuì Bí-kok ê bîng-iú kah tn̂g-kî lī-ik lóng ē kìng-ka guî-hiám.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Rothkopf講，</text:p>
        <text:p text:style-name="P2">Rothkopf kóng, </text:p>
        <text:p text:style-name="P2"/>
        <text:p text:style-name="P2">認為中東問題離美國真遠的人愛了解，</text:p>
        <text:p text:style-name="P2">jīn-uî Tiong-tang būn-tê lī Bí-kok tsin hn̄g ê lâng ài liáu-kái, </text:p>
        <text:p text:style-name="P2"/>
        <text:p text:style-name="P2">現在無發生，</text:p>
        <text:p text:style-name="P2">hiān-tsāi bô huat-sing, </text:p>
        <text:p text:style-name="P2"/>
        <text:p text:style-name="P2">並無代表未來袂發生。</text:p>
        <text:p text:style-name="P2">pīng bô tāi-piáu bī-lâi bē huat-sing. </text:p>
        <text:p text:style-name="P2"/>
        <text:p text:style-name="P2">區域進行核子競賽、恐怖攻擊湠向全球，</text:p>
        <text:p text:style-name="P2">Khu-hi̍k tsìn-hîng hi̍k-tsú kīng-sài, khióng-pòo kong-kik thuànn hiòng tsuân-kiû, </text:p>
        <text:p text:style-name="P2"/>
        <text:p text:style-name="P2">這攏是愛提早防範的危機。</text:p>
        <text:p text:style-name="P2">tse lóng sī ài thê-tsá hông-huān ê guî-ki.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2084a" officeooo:paragraph-rsid="001208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7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23:13.710321172</dc:date>
    <meta:editing-duration>PT2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12" meta:word-count="1054" meta:character-count="3327" meta:non-whitespace-character-count="2942"/>
  </office:meta>
</office:document-meta>
</file>